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JetBrains Mono" fo:font-size="12pt" officeooo:rsid="0015d6d8" officeooo:paragraph-rsid="0015d6d8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JetBrains Mono" officeooo:rsid="0015d6d8" officeooo:paragraph-rsid="0015d6d8"/>
    </style:style>
    <style:style style:name="P3" style:family="paragraph" style:parent-style-name="Standard">
      <style:paragraph-properties fo:text-align="center" style:justify-single-word="false"/>
      <style:text-properties style:font-name="JetBrains Mono" fo:font-weight="bold" officeooo:rsid="0015d6d8" officeooo:paragraph-rsid="0015d6d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4eba8"/>
    </style:style>
    <style:style style:name="T1" style:family="text">
      <style:text-properties style:font-name="JetBrains Mono" officeooo:rsid="0014eba8"/>
    </style:style>
    <style:style style:name="T2" style:family="text">
      <style:text-properties style:font-name="JetBrains Mono" officeooo:rsid="0016cc72"/>
    </style:style>
    <style:style style:name="T3" style:family="text">
      <style:text-properties style:font-name="JetBrains Mono" officeooo:rsid="001892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602.617: Module 8 Assignment</text:p>
      <text:p text:style-name="P2">Oct 27, 2021</text:p>
      <text:p text:style-name="P2"/>
      <text:p text:style-name="P4"><text:span text:style-name="T1">This assignment consisted on me writing a 2d convolution routine and scaling a matrix. On the final project I intend to implement John Conway’s game of life. As part of this I will need to do a 2D convolution over the grid in order to determine the number of neighbors. Using cuFFT I can accelerate the 2D convolution by several orders of magnitude and make the simulation run faster. This is what I implemented in the convolution2d executable. </text:span><text:span text:style-name="T2">The matrix scalar multiplication operation is useful if I fully implement a paper evolving the simulation from the game of life to Lenia. </text:span><text:span text:style-name="T3">A time step must be applied, which means I have to scale the matrix by a frac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JetBrains Mono" fo:font-size="12pt" officeooo:rsid="0015d6d8" officeooo:paragraph-rsid="0015d6d8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ean P. Davila Rodriguez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00:10:48.360644112</meta:creation-date>
    <dc:date>2021-10-27T00:18:01.065752846</dc:date>
    <meta:editing-duration>PT7M1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30" meta:character-count="734" meta:non-whitespace-character-count="607"/>
  </office:meta>
</office:document-meta>
</file>